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617D372BF560F94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23.945cm" fo:margin-left="0cm" table:align="left" style:writing-mode="lr-tb"/>
    </style:style>
    <style:style style:name="Table5.A" style:family="table-column">
      <style:table-column-properties style:column-width="1.429cm"/>
    </style:style>
    <style:style style:name="Table5.I" style:family="table-column">
      <style:table-column-properties style:column-width="12.515cm"/>
    </style:style>
    <style:style style:name="Table5.1" style:family="table-row">
      <style:table-row-properties style:min-row-height="0.794cm"/>
    </style:style>
    <style:style style:name="Table5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" style:family="table">
      <style:table-properties style:width="23.945cm" fo:margin-left="0cm" table:align="left" style:writing-mode="lr-tb"/>
    </style:style>
    <style:style style:name="Table2.A" style:family="table-column">
      <style:table-column-properties style:column-width="1.429cm"/>
    </style:style>
    <style:style style:name="Table2.I" style:family="table-column">
      <style:table-column-properties style:column-width="12.515cm"/>
    </style:style>
    <style:style style:name="Table2.1" style:family="table-row">
      <style:table-row-properties style:min-row-height="0.794cm" fo:keep-together="always"/>
    </style:style>
    <style:style style:name="Table2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" style:family="table">
      <style:table-properties style:width="23.945cm" fo:margin-left="0cm" table:align="left" style:writing-mode="lr-tb"/>
    </style:style>
    <style:style style:name="Table4.A" style:family="table-column">
      <style:table-column-properties style:column-width="1.429cm"/>
    </style:style>
    <style:style style:name="Table4.I" style:family="table-column">
      <style:table-column-properties style:column-width="12.515cm"/>
    </style:style>
    <style:style style:name="Table4.1" style:family="table-row">
      <style:table-row-properties style:min-row-height="0.794cm" fo:keep-together="always"/>
    </style:style>
    <style:style style:name="Table4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5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6" style:family="paragraph" style:parent-style-name="Table_20_Contents">
      <style:text-properties officeooo:rsid="003dc3a6" officeooo:paragraph-rsid="003dc3a6"/>
    </style:style>
    <style:style style:name="P17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8" style:family="paragraph" style:parent-style-name="Table_20_Contents">
      <style:text-properties officeooo:rsid="003e6aee" officeooo:paragraph-rsid="003e6aee"/>
    </style:style>
    <style:style style:name="P19" style:family="paragraph" style:parent-style-name="Table_20_Contents">
      <style:text-properties officeooo:rsid="003ead6c" officeooo:paragraph-rsid="003ead6c"/>
    </style:style>
    <style:style style:name="P20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1" style:family="paragraph" style:parent-style-name="Table_20_Contents">
      <style:text-properties officeooo:rsid="00403451" officeooo:paragraph-rsid="00403451"/>
    </style:style>
    <style:style style:name="P22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3" style:family="paragraph" style:parent-style-name="Standard">
      <style:text-properties officeooo:paragraph-rsid="001c2594"/>
    </style:style>
    <style:style style:name="P24" style:family="paragraph" style:parent-style-name="Standard">
      <style:text-properties officeooo:rsid="002453de" officeooo:paragraph-rsid="002453de"/>
    </style:style>
    <style:style style:name="P25" style:family="paragraph" style:parent-style-name="Standard">
      <style:text-properties officeooo:rsid="002a022a" officeooo:paragraph-rsid="002a022a"/>
    </style:style>
    <style:style style:name="P2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style:font-name="Times New Roman1"/>
    </style:style>
    <style:style style:name="P33" style:family="paragraph" style:parent-style-name="Standard" style:master-page-name="StdPortrait">
      <style:paragraph-properties style:page-number="auto"/>
    </style:style>
    <style:style style:name="P34" style:family="paragraph" style:parent-style-name="Heading_20_1">
      <style:text-properties officeooo:rsid="002a022a" officeooo:paragraph-rsid="002a022a"/>
    </style:style>
    <style:style style:name="P35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6" style:family="paragraph" style:parent-style-name="Heading_20_1" style:master-page-name="First_20_Page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 style:list-style-name="">
      <style:paragraph-properties fo:orphans="2" fo:widows="2"/>
    </style:style>
    <style:style style:name="P39" style:family="paragraph" style:parent-style-name="Heading_20_2">
      <style:paragraph-properties fo:break-before="page"/>
    </style:style>
    <style:style style:name="P40" style:family="paragraph">
      <style:paragraph-properties style:writing-mode="lr-tb"/>
    </style:style>
    <style:style style:name="P4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16888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34" text:outline-level="1">Intended use (Informative)</text:h>
      <text:p text:style-name="P25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8970210491938664478" text:style-name="L1">
        <text:list-item>
          <text:p text:style-name="P32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31">The Event Transport Standard, which defines the protocol for transporting events.</text:p>
        </text:list-item>
        <text:list-item>
          <text:p text:style-name="P31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3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35" text:outline-level="1"/>
      <text:h text:style-name="P37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3">*</text:p>
          </table:table-cell>
          <table:table-cell table:style-name="Table5.H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9" text:outline-level="2">Well-Known Automatically-Routed</text:h>
      <text:p text:style-name="P24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3">01</text:p>
            </table:table-cell>
            <table:table-cell table:style-name="Table2.B13" table:number-rows-spanned="11" office:value-type="string">
              <text:p text:style-name="P13">00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I12" office:value-type="string">
              <text:p text:style-name="P21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E</text:p>
          </table:table-cell>
          <table:table-cell table:style-name="Table2.H12" office:value-type="string">
            <text:p text:style-name="P13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3">FD</text:p>
          </table:table-cell>
          <table:table-cell table:style-name="Table2.H13" office:value-type="string">
            <text:p text:style-name="P13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8" text:outline-level="2"/>
      <text:h text:style-name="P39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20">01</text:p>
              <text:p text:style-name="P26"/>
              <text:p text:style-name="P13"/>
            </table:table-cell>
            <table:table-cell table:style-name="Table4.B14" table:number-rows-spanned="12" office:value-type="string">
              <text:p text:style-name="P20">01</text:p>
              <text:p text:style-name="P26"/>
              <text:p text:style-name="P13"/>
            </table:table-cell>
            <table:table-cell table:style-name="Table4.C12" office:value-type="string">
              <text:p text:style-name="P13">*</text:p>
            </table:table-cell>
            <table:table-cell table:style-name="Table4.D12" office:value-type="string">
              <text:p text:style-name="P13">*</text:p>
            </table:table-cell>
            <table:table-cell table:style-name="Table4.E12" office:value-type="string">
              <text:p text:style-name="P13">*</text:p>
            </table:table-cell>
            <table:table-cell table:style-name="Table4.F12" office:value-type="string">
              <text:p text:style-name="P13">*</text:p>
            </table:table-cell>
            <table:table-cell table:style-name="Table4.D13" office:value-type="string">
              <text:p text:style-name="P13">*</text:p>
            </table:table-cell>
            <table:table-cell table:style-name="Table4.D13" office:value-type="string">
              <text:p text:style-name="P13">*</text:p>
            </table:table-cell>
            <table:table-cell table:style-name="Table4.I12" office:value-type="string">
              <text:p text:style-name="P19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3">00</text:p>
          </table:table-cell>
          <table:table-cell table:style-name="Table4.D12" table:number-rows-spanned="9" office:value-type="string">
            <text:p text:style-name="P13">00</text:p>
          </table:table-cell>
          <table:table-cell table:style-name="Table4.E12" table:number-rows-spanned="9" office:value-type="string">
            <text:p text:style-name="P13">00</text:p>
          </table:table-cell>
          <table:table-cell table:style-name="Table4.F12" table:number-rows-spanned="9" office:value-type="string">
            <text:p text:style-name="P13">00</text:p>
          </table:table-cell>
          <table:table-cell table:style-name="Table4.D13" office:value-type="string">
            <text:p text:style-name="P13">02</text:p>
          </table:table-cell>
          <table:table-cell table:style-name="Table4.D13" office:value-type="string">
            <text:p text:style-name="P13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7">06</text:p>
          </table:table-cell>
          <table:table-cell table:style-name="Table4.H12" office:value-type="string">
            <text:p text:style-name="P13">*</text:p>
          </table:table-cell>
          <table:table-cell table:style-name="Table4.I12" office:value-type="string">
            <text:p text:style-name="P18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1</text:p>
          </table:table-cell>
          <table:table-cell table:style-name="Table4.I12" office:value-type="string">
            <text:p text:style-name="P16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2</text:p>
          </table:table-cell>
          <table:table-cell table:style-name="Table4.I12" office:value-type="string">
            <text:p text:style-name="P16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6">01</text:p>
          </table:table-cell>
          <table:table-cell table:style-name="Table4.D13" office:value-type="string">
            <text:p text:style-name="P26">00</text:p>
          </table:table-cell>
          <table:table-cell table:style-name="Table4.E13" table:number-columns-spanned="2" office:value-type="string">
            <text:p text:style-name="P27">CBUS<text:line-break/>Node ID</text:p>
          </table:table-cell>
          <table:covered-table-cell/>
          <table:table-cell table:style-name="Table4.G13" table:number-columns-spanned="2" office:value-type="string">
            <text:p text:style-name="P28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6">01</text:p>
          </table:table-cell>
          <table:table-cell table:style-name="Table4.D14" office:value-type="string">
            <text:p text:style-name="P26">01</text:p>
          </table:table-cell>
          <table:table-cell table:style-name="Table4.E14" table:number-columns-spanned="2" office:value-type="string">
            <text:p text:style-name="P26">CBUS<text:line-break/>Node ID</text:p>
          </table:table-cell>
          <table:covered-table-cell/>
          <table:table-cell table:style-name="Table4.G14" table:number-columns-spanned="2" office:value-type="string">
            <text:p text:style-name="P14">CBUS<text:line-break/>Event ID</text:p>
          </table:table-cell>
          <table:covered-table-cell/>
          <table:table-cell table:style-name="Table4.I14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</table:table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s/>1 Introduction (Informative)<text:tab/>1</text:p>
          <text:p text:style-name="P29"><text:s/>2 Intended use (Informative)<text:tab/>1</text:p>
          <text:p text:style-name="P29"><text:s/>3 References and Context (Normative)<text:tab/>1</text:p>
          <text:p text:style-name="P29"><text:s/>4 Format (Normative)<text:tab/>1</text:p>
          <text:p text:style-name="P29"><text:s/>5 Allocation (Normative)<text:tab/>2</text:p>
          <text:p text:style-name="P30"><text:s/>5.1 Node ID Based<text:tab/>2</text:p>
          <text:p text:style-name="P30"><text:s/>5.2 Well-Known Automatically-Routed<text:tab/>3</text:p>
          <text:p text:style-name="P30"><text:s/>5.3 Well-Known<text:tab/>4</text:p>
        </text:index-body>
      </text:table-of-conten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028cm" fo:margin-left="0.457cm" fo:margin-right="0.025cm" table:align="margins" style:writing-mode="lr-tb"/>
    </style:style>
    <style:style style:name="Table1.A" style:family="table-column">
      <style:table-column-properties style:column-width="8.407cm" style:rel-column-width="34372*"/>
    </style:style>
    <style:style style:name="Table1.B" style:family="table-column">
      <style:table-column-properties style:column-width="0.148cm" style:rel-column-width="605*"/>
    </style:style>
    <style:style style:name="Table1.C" style:family="table-column">
      <style:table-column-properties style:column-width="4.145cm" style:rel-column-width="16948*"/>
    </style:style>
    <style:style style:name="Table1.D" style:family="table-column">
      <style:table-column-properties style:column-width="3.328cm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3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T8" style:family="text">
      <style:text-properties fo:font-size="8pt" officeooo:rsid="0032d21d" style:font-size-asian="8pt"/>
    </style:style>
    <style:style style:name="MT9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7.94cm" fo:page-height="21.59cm" style:num-format="1" style:print-orientation="landscape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3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109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tracked-changes>
          <text:changed-region xml:id="ct105553189062400" text:id="ct105553189062400">
            <text:deletion>
              <office:change-info>
                <dc:creator>Unknown Author</dc:creator>
                <dc:date>2021-04-25T21:37:00</dc:date>
              </office:change-info>
      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21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Apr 25, 2021</text:user-defined></text:span></text:span></text:p>
            </text:deletion>
          </text:changed-region>
          <text:changed-region xml:id="ct105553189074496" text:id="ct105553189074496">
            <text:insertion>
              <office:change-info>
                <dc:creator>Unknown Author</dc:creator>
                <dc:date>2021-04-25T21:37:00</dc:date>
              </office:change-info>
            </text:insertion>
          </text:changed-region>
        </text:tracked-changes>
        <text:p text:style-name="MP2"><text:change text:change-id="ct105553189062400"/><text:change-start text:change-id="ct105553189074496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text:tab/><text:tab/><text:tab/><text:tab/> <text:s text:c="6"/>Page </text:span></text:span><text:span text:style-name="Page_20_Number"><text:span text:style-name="MT3"><text:page-number text:select-page="current">5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user-defined style:data-style-name="N0" text:name="OLCBdate">Apr 25, 2021</text:user-defined></text:span></text:span><text:change-end text:change-id="ct105553189074496"/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459cm" svg:y="0.531cm" svg:width="7.107cm" svg:height="2.517cm" draw:z-index="1"><draw:image xlink:href="Pictures/10000000000001310000006C617D372BF560F942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Apr 25, 2021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tracked-changes>
          <text:changed-region xml:id="ct105553119219200" text:id="ct105553119219200">
            <text:deletion>
              <office:change-info>
                <dc:creator>Unknown Author</dc:creator>
                <dc:date>2021-04-25T21:36:00</dc:date>
              </office:change-info>
              <text:p text:style-name="MP8"><text:span text:style-name="Page_20_Number"><text:span text:style-name="MT1">Copyright </text:span></text:span><text:span text:style-name="Page_20_Number"><text:span text:style-name="MT5">2011-</text:span></text:span><text:span text:style-name="Page_20_Number"><text:span text:style-name="MT5"><text:user-defined style:data-style-name="N0" text:name="OLCByear">2021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0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<text:user-defined style:data-style-name="N0" text:name="OLCBdate">Apr 25, 2021</text:user-defined></text:span></text:span></text:p>
              <text:p text:style-name="MP8"><text:span text:style-name="Page_20_Number"><text:span text:style-name="MT3"/></text:span></text:p>
            </text:deletion>
          </text:changed-region>
          <text:changed-region xml:id="ct105553119231520" text:id="ct105553119231520">
            <text:insertion>
              <office:change-info>
                <dc:creator>Unknown Author</dc:creator>
                <dc:date>2021-04-25T21:36:00</dc:date>
              </office:change-info>
            </text:insertion>
          </text:changed-region>
        </text:tracked-changes>
        <text:p text:style-name="MP8"><text:change text:change-id="ct105553119219200"/><text:change-start text:change-id="ct105553119231520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MT1"><text:tab/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1"><text:user-defined style:data-style-name="N0" text:name="OLCBdate">Apr 25, 2021</text:user-defined></text:span></text:span><text:change-end text:change-id="ct105553119231520"/></text:p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0" svg:width="16.627cm" svg:height="6.651cm" draw:transform="skewX (6.73624118882306E-017) rotate (0.785398163397448) translate (3.73944444444444cm 11.7810138888889cm)"><text:p text:style-name="MP9"><text:span text:style-name="MT9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11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09" text:date-value="2021-04-26T20:17:11.504261819">4/26/2021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tracked-changes>
          <text:changed-region xml:id="ct105553189062176" text:id="ct105553189062176">
            <text:deletion>
              <office:change-info>
                <dc:creator>Unknown Author</dc:creator>
                <dc:date>2021-04-25T21:37:00</dc:date>
              </office:change-info>
              <text:p text:style-name="MP13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0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Feb 15, 2015</text:span></text:span></text:p>
              <text:p text:style-name="MP13"><text:span text:style-name="Page_20_Number"><text:span text:style-name="MT4"/></text:span></text:p>
            </text:deletion>
          </text:changed-region>
          <text:changed-region xml:id="ct105553189061504" text:id="ct105553189061504">
            <text:insertion>
              <office:change-info>
                <dc:creator>Unknown Author</dc:creator>
                <dc:date>2021-04-25T21:37:00</dc:date>
              </office:change-info>
            </text:insertion>
          </text:changed-region>
        </text:tracked-changes>
        <text:p text:style-name="MP13"><text:change text:change-id="ct105553189062176"/><text:change-start text:change-id="ct105553189061504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user-defined style:data-style-name="N0" text:name="OLCBdate">Apr 25, 2021</text:user-defined></text:span></text:span><text:change-end text:change-id="ct10555318906150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40</meta:editing-cycles>
    <meta:editing-duration>P1DT9H33M48S</meta:editing-duration>
    <meta:generator>LibreOffice/5.2.3.3$MacOSX_X86_64 LibreOffice_project/d54a8868f08a7b39642414cf2c8ef2f228f780cf</meta:generator>
    <dc:date>2021-04-26T20:05:27.491821567</dc:date>
    <meta:document-statistic meta:character-count="4270" meta:image-count="1" meta:non-whitespace-character-count="3701" meta:object-count="0" meta:page-count="6" meta:paragraph-count="168" meta:table-count="4" meta:word-count="709"/>
    <meta:user-defined meta:name="OLCBdate">Apr 25, 2021</meta:user-defined>
    <meta:user-defined meta:name="OLCBstatus">Adopted</meta:user-defined>
    <meta:user-defined meta:name="OLCByear">2021</meta:user-defined>
  </office:meta>
</office:document-meta>
</file>